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officeooo:rsid="0006b7d5" officeooo:paragraph-rsid="0006b7d5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fo:font-weight="normal" officeooo:rsid="0006b7d5" officeooo:paragraph-rsid="0006b7d5" style:font-size-asian="16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style="italic" fo:font-weight="normal" officeooo:rsid="0006dc45" officeooo:paragraph-rsid="0006dc45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normal" officeooo:rsid="0006b7d5" officeooo:paragraph-rsid="0006b7d5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06b7d5" officeooo:paragraph-rsid="0006b7d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08e1af" officeooo:paragraph-rsid="0008e1a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08e1af" officeooo:paragraph-rsid="0008e1a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06b7d5" officeooo:paragraph-rsid="0006b7d5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6dc45" style:font-style-asian="normal" style:font-style-complex="normal"/>
    </style:style>
    <style:style style:name="T5" style:family="text">
      <style:text-properties fo:font-size="12pt" fo:font-style="normal" style:font-size-asian="10.5pt" style:font-style-asian="normal" style:font-size-complex="12pt" style:font-style-complex="normal"/>
    </style:style>
    <style:style style:name="T6" style:family="text">
      <style:text-properties fo:font-size="12pt" fo:font-style="normal" officeooo:rsid="0009bf27" style:font-size-asian="10.5pt" style:font-style-asian="normal" style:font-size-complex="12pt" style:font-style-complex="normal"/>
    </style:style>
    <style:style style:name="T7" style:family="text">
      <style:text-properties officeooo:rsid="0009b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sation des tournois et des parties libres</text:p>
      <text:p text:style-name="P1"/>
      <text:p text:style-name="P2">Partie du mercredi :</text:p>
      <text:p text:style-name="P5">-toutes les personnes qui veulent participer à une partie doivent être inscrit au préalable sur le site</text:p>
      <text:p text:style-name="P5">-savoir si un membre est débutant ou expérimente</text:p>
      <text:p text:style-name="P5">-chaque utilisateur pourra chaque semaine s’inscrire quelques jours avant la partie du mercredi et devra confirmer sa participation .(il faut vérifier qu’il y a assez de confirmer pour aider les débutants)</text:p>
      <text:p text:style-name="P5"/>
      <text:p text:style-name="P5"/>
      <text:p text:style-name="P5"/>
      <text:p text:style-name="P2">Tournoi du jeudi :</text:p>
      <text:p text:style-name="P4">-inscription <text:span text:style-name="T3">par équipe de </text:span><text:span text:style-name="T4">4 personnes.</text:span></text:p>
      <text:p text:style-name="P4"><text:span text:style-name="T4">-Il faut au minimum 1 membres inscrit sur le site pour pouvoir inscrire son équipe au tournois et donc pouvoir inscrire des personnes non inscrite sur le site.</text:span></text:p>
      <text:p text:style-name="P4"><text:span text:style-name="T4"/></text:p>
      <text:p text:style-name="P4"><text:span text:style-name="T4"/></text:p>
      <text:p text:style-name="P3">Tournoi du lundi :</text:p>
      <text:p text:style-name="P3"><text:span text:style-name="T5">-</text:span><text:span text:style-name="T6">inscription par 2</text:span></text:p>
      <text:p text:style-name="P3"><text:span text:style-name="T5">-</text:span><text:span text:style-name="T6">s’inscrire avant</text:span></text:p>
      <text:p text:style-name="P3"><text:span text:style-name="T6">-possibilité SOS</text:span></text:p>
      <text:p text:style-name="P3"><text:span text:style-name="T6">-sympathisant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Tournoi du mardi :</text:p>
      <text:p text:style-name="P3">-<text:span text:style-name="T7">par pair</text:span></text:p>
      <text:p text:style-name="P3">-<text:span text:style-name="T7">sos</text:span></text:p>
      <text:p text:style-name="P3">-<text:span text:style-name="T7">sympathisant </text:span></text:p>
      <text:p text:style-name="P5"><text:span text:style-name="T1"/></text:p>
      <text:p text:style-name="P6"><text:span text:style-name="T1">SOS :</text:span></text:p>
      <text:p text:style-name="P7">-affichage de team/table impaires (afficher uniquement pour les membres co)</text:p>
      <text:p text:style-name="P8"/>
      <text:p text:style-name="P8"/>
      <text:p text:style-name="P8"/>
      <text:p text:style-name="P8">https://www.youtube.com/watch?v=oLgtucwjVII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8:30:35.599000000</meta:creation-date>
    <dc:date>2020-01-16T11:56:20.321000000</dc:date>
    <meta:editing-duration>PT53M52S</meta:editing-duration>
    <meta:editing-cycles>1</meta:editing-cycles>
    <meta:document-statistic meta:table-count="0" meta:image-count="0" meta:object-count="0" meta:page-count="1" meta:paragraph-count="20" meta:word-count="138" meta:character-count="889" meta:non-whitespace-character-count="770"/>
    <meta:generator>LibreOffice/6.2.4.2$Windows_X86_64 LibreOffice_project/2412653d852ce75f65fbfa83fb7e7b669a126d64</meta:generator>
  </office:meta>
</office:document-meta>
</file>